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the town of Agua Fria rode a stranger one fine day<text:line-break/>Hardly spoke to folks around him, didn't have too much to say<text:line-break/>No one dared to ask his business, no one dared to make a slip<text:line-break/>For the stranger there among them had a big iron on his hip<text:line-break/>Big iron on his hip<text:line-break/>It was early in the morning when he rode into the town<text:line-break/>He came riding from the south side slowly lookin' all around<text:line-break/>He's an outlaw loose and running, came the whisper from each lip<text:line-break/>And he's here to do some business with the big iron on his hip<text:line-break/>Big iron on his hip<text:line-break/>In this town there lived an outlaw by the name of Texas Red<text:line-break/>Many men had tried to take him and that many men were dead<text:line-break/>He was vicious and a killer though a youth of 24<text:line-break/>And the notches on his pistol numbered one and 19 more<text:line-break/>One and 19 more<text:line-break/>Now the stranger started talking, made it plain to folks around<text:line-break/>Was an Arizona ranger, wouldn't be too long in town<text:line-break/>He came here to take an outlaw back alive or maybe dead<text:line-break/>And he said it didn't matter he was after Texas Red<text:line-break/>After Texas Red<text:line-break/>Wasn't long before the story was relayed to Texas Red<text:line-break/>But the outlaw didn't worry men that tried before were dead<text:line-break/>20 men had tried to take him, 20 men had made a slip<text:line-break/>21 would be the ranger with the big iron on his hip<text:line-break/>Big iron on his hip<text:line-break/>The morning passed so quickly, it was time for them to meet<text:line-break/>It was 20 past 11 when they walked out in the street<text:line-break/>Folks were watching from the windows, everybody held their breath<text:line-break/>They knew this handsome ranger was about to meet his death<text:line-break/>About to meet his death<text:line-break/>There was 40 feet between them when they stopped to make their play<text:line-break/>And the swiftness of the ranger is still talked about today<text:line-break/>Texas Red had not cleared leather 'fore a bullet fairly ripped<text:line-break/>And the ranger's aim was deadly with the big iron on his hip<text:line-break/>Big iron on his hip<text:line-break/>It was over in a moment and the folks had gathered round<text:line-break/>There before them lay the body of the outlaw on the ground<text:line-break/>Oh, he might have went on living but he made one fatal slip<text:line-break/>When he tried to match the ranger with the big iron on his hip<text:line-break/>Big iron on his hip<text:line-break/>Big iron, big iron<text:line-break/>When he tried to match the ranger with the big iron on his hip<text:line-break/>Big iron on his hi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HK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HK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22:45:38.051000000</meta:creation-date>
    <dc:date>2025-02-01T22:45:39.989000000</dc:date>
    <meta:editing-duration>PT2S</meta:editing-duration>
    <meta:editing-cycles>1</meta:editing-cycles>
    <meta:document-statistic meta:table-count="0" meta:image-count="0" meta:object-count="0" meta:page-count="1" meta:paragraph-count="1" meta:word-count="442" meta:character-count="2134" meta:non-whitespace-character-count="1693"/>
    <meta:generator>LibreOffice/24.8.4.2$Windows_X86_64 LibreOffice_project/bb3cfa12c7b1bf994ecc5649a80400d06cd71002</meta:generator>
  </office:meta>
</office:document-meta>
</file>